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WORLD CONSTITUTION</text:p>
      <text:p text:style-name="Preformatted_20_Text"/>
      <text:p text:style-name="Preformatted_20_Text">The Complete Framework for Global Democratic Governance</text:p>
      <text:p text:style-name="Preformatted_20_Text"/>
      <text:p text:style-name="Preformatted_20_Text">---</text:p>
      <text:p text:style-name="Preformatted_20_Text"/>
      <text:p text:style-name="Preformatted_20_Text">TABLE OF CONTENTS</text:p>
      <text:p text:style-name="Preformatted_20_Text"/>
      <text:p text:style-name="Preformatted_20_Text">Preamble ...................................................................................................................... 3</text:p>
      <text:p text:style-name="Preformatted_20_Text"/>
      <text:p text:style-name="Preformatted_20_Text">Chapter I: Fundamental Principles ...................................................................... 4</text:p>
      <text:p text:style-name="Preformatted_20_Text">Article 1: Human Dignity and Universal Rights ..................................................... 4</text:p>
      <text:p text:style-name="Preformatted_20_Text">Article 2: Shared Sovereignty and Subsidiarity ...................................................... 4</text:p>
      <text:p text:style-name="Preformatted_20_Text">Article 3: Peace, Security, and Dispute Resolution ............................................ 5</text:p>
      <text:p text:style-name="Preformatted_20_Text"/>
      <text:p text:style-name="Preformatted_20_Text">Chapter II: Three-Tiered Governance Structure .............................................. 6</text:p>
      <text:p text:style-name="Preformatted_20_Text">Article 4: Global Governance .................................................................................. 6</text:p>
      <text:p text:style-name="Preformatted_20_Text">Article 5: Regional Governance ............................................................................ 6</text:p>
      <text:p text:style-name="Preformatted_20_Text">Article 6: Local and National Governance .............................................................. 7</text:p>
      <text:p text:style-name="Preformatted_20_Text">Article 7: Executive and Administrative Bodies ................................................... 7</text:p>
      <text:p text:style-name="Preformatted_20_Text"><text:soft-page-break/>Article 8: Judiciary and Enforcement ...................................................................... 8</text:p>
      <text:p text:style-name="Preformatted_20_Text"/>
      <text:p text:style-name="Preformatted_20_Text">Chapter III: Comprehensive Rights and Freedoms ............................................. 9</text:p>
      <text:p text:style-name="Preformatted_20_Text">Article 9: Civil and Political Rights ...................................................................... 9</text:p>
      <text:p text:style-name="Preformatted_20_Text">Article 10: Economic and Social Rights ............................................................. 10</text:p>
      <text:p text:style-name="Preformatted_20_Text">Article 11: Environmental Rights ........................................................................... 11</text:p>
      <text:p text:style-name="Preformatted_20_Text">Article 12: Digital and Technology Rights .......................................................... 12</text:p>
      <text:p text:style-name="Preformatted_20_Text"/>
      <text:p text:style-name="Preformatted_20_Text">Chapter IV: Global Economic Framework ........................................................... 13</text:p>
      <text:p text:style-name="Preformatted_20_Text">Article 13: Planetary Resource Management ........................................................ 13</text:p>
      <text:p text:style-name="Preformatted_20_Text">Article 14: Progressive Global Taxation ............................................................. 14</text:p>
      <text:p text:style-name="Preformatted_20_Text">Article 15: Fair Trade and Development ............................................................. 14</text:p>
      <text:p text:style-name="Preformatted_20_Text">Article 16: Innovation and Knowledge Commons ................................................. 15</text:p>
      <text:p text:style-name="Preformatted_20_Text"/>
      <text:p text:style-name="Preformatted_20_Text">Chapter V: Environmental Protection and Climate Justice ........................... 16</text:p>
      <text:p text:style-name="Preformatted_20_Text">Article 17: Climate and Environmental Framework .............................................. 16</text:p>
      <text:p text:style-name="Preformatted_20_Text">Article 18: Biodiversity and Ecosystem Protection .............................................. 17</text:p>
      <text:p text:style-name="Preformatted_20_Text">Article 19: Intergenerational Responsibility ........................................................ 17</text:p>
      <text:p text:style-name="Preformatted_20_Text"/>
      <text:p text:style-name="Preformatted_20_Text">Chapter VI: Anti-Corruption and Transparency Framework ............................ 18</text:p>
      <text:p text:style-name="Preformatted_20_Text">Article 20: Citizens' Integrity Chamber ................................................................ 18</text:p>
      <text:p text:style-name="Preformatted_20_Text"><text:soft-page-break/>Article 21: Radical Transparency ........................................................................ 18</text:p>
      <text:p text:style-name="Preformatted_20_Text">Article 22: Whistleblower Protection ................................................................... 19</text:p>
      <text:p text:style-name="Preformatted_20_Text">Article 23: Media and Investigative Support ...................................................... 19</text:p>
      <text:p text:style-name="Preformatted_20_Text">Article 24: AI Oversight and Ethics ....................................................................... 20</text:p>
      <text:p text:style-name="Preformatted_20_Text"/>
      <text:p text:style-name="Preformatted_20_Text">Chapter VII: Participatory Democracy and Citizen Engagement ..................... 21</text:p>
      <text:p text:style-name="Preformatted_20_Text">Article 25: Direct Democracy Mechanisms ......................................................... 21</text:p>
      <text:p text:style-name="Preformatted_20_Text">Article 26: Deliberative Democracy .................................................................... 21</text:p>
      <text:p text:style-name="Preformatted_20_Text">Article 27: Ethics Veto and Popular Impeachment ............................................. 22</text:p>
      <text:p text:style-name="Preformatted_20_Text">Article 28: Integrity Education ............................................................................. 22</text:p>
      <text:p text:style-name="Preformatted_20_Text"/>
      <text:p text:style-name="Preformatted_20_Text">Chapter VIII: Education, Culture, and Knowledge ........................................... 23</text:p>
      <text:p text:style-name="Preformatted_20_Text">Article 29: Universal Education ........................................................................... 23</text:p>
      <text:p text:style-name="Preformatted_20_Text">Article 30: Cultural Diversity and Heritage ..................................................... 23</text:p>
      <text:p text:style-name="Preformatted_20_Text">Article 31: Global Knowledge Systems .............................................................. 24</text:p>
      <text:p text:style-name="Preformatted_20_Text"/>
      <text:p text:style-name="Preformatted_20_Text">Chapter IX: Dispute Resolution and Enforcement .............................................. 25</text:p>
      <text:p text:style-name="Preformatted_20_Text">Article 32: Peaceful Resolution .......................................................................... 25</text:p>
      <text:p text:style-name="Preformatted_20_Text">Article 33: Enforcement Mechanisms ................................................................ 25</text:p>
      <text:p text:style-name="Preformatted_20_Text">Article 34: Global Peacekeeping Service ............................................................ 26</text:p>
      <text:p text:style-name="Preformatted_20_Text"/>
      <text:p text:style-name="Preformatted_20_Text"><text:soft-page-break/>Chapter X: Constitutional Flexibility and Development .................................. 27</text:p>
      <text:p text:style-name="Preformatted_20_Text">Article 35: Amendment Process ............................................................................ 27</text:p>
      <text:p text:style-name="Preformatted_20_Text">Article 36: Review and Evolution ....................................................................... 27</text:p>
      <text:p text:style-name="Preformatted_20_Text">Article 37: Emergency Powers ............................................................................ 28</text:p>
      <text:p text:style-name="Preformatted_20_Text"/>
      <text:p text:style-name="Preformatted_20_Text">Chapter XI: Implementation and Transition ...................................................... 29</text:p>
      <text:p text:style-name="Preformatted_20_Text">Article 38: Transitional Implementation ............................................................ 29</text:p>
      <text:p text:style-name="Preformatted_20_Text">Article 39: Incentives and Support .................................................................... 29</text:p>
      <text:p text:style-name="Preformatted_20_Text">Article 40: Ratification Process ......................................................................... 30</text:p>
      <text:p text:style-name="Preformatted_20_Text">Article 41: Supremacy and Compatibility ............................................................ 30</text:p>
      <text:p text:style-name="Preformatted_20_Text"/>
      <text:p text:style-name="Preformatted_20_Text">Chapter XII: Final Provisions .............................................................................. 31</text:p>
      <text:p text:style-name="Preformatted_20_Text">Article 42: Universal Jurisdiction ..................................................................... 31</text:p>
      <text:p text:style-name="Preformatted_20_Text">Article 43: Scientific Cooperation ...................................................................... 31</text:p>
      <text:p text:style-name="Preformatted_20_Text">Article 44: Symbolic Elements .......................................................................... 32</text:p>
      <text:p text:style-name="Preformatted_20_Text"/>
      <text:p text:style-name="Preformatted_20_Text">Adoption Statement .................................................................................................. 33</text:p>
      <text:p text:style-name="Preformatted_20_Text"/>
      <text:p text:style-name="Preformatted_20_Text">---</text:p>
      <text:p text:style-name="Preformatted_20_Text"/>
      <text:p text:style-name="Preformatted_20_Text">PREAMBLE</text:p>
      <text:p text:style-name="Preformatted_20_Text"><text:soft-page-break/></text:p>
      <text:p text:style-name="Preformatted_20_Text">We, the people of Earth, recognizing our shared humanity, common destiny, and sacred responsibility to present and future generations, hereby establish this World Constitution to promote peace, justice, equality, environmental sustainability, democratic participation, and shared prosperity for all nations and peoples. We affirm that sovereignty is shared responsibility, that Earth's resources are our common heritage, and that all humans possess inherent and inalienable rights.</text:p>
      <text:p text:style-name="Preformatted_20_Text"/>
      <text:p text:style-name="Preformatted_20_Text">---</text:p>
      <text:p text:style-name="Preformatted_20_Text"/>
      <text:p text:style-name="Preformatted_20_Text">CHAPTER I: FUNDAMENTAL PRINCIPLES</text:p>
      <text:p text:style-name="Preformatted_20_Text"/>
      <text:p text:style-name="Preformatted_20_Text">Article 1: Human Dignity and Universal Rights</text:p>
      <text:p text:style-name="Preformatted_20_Text"/>
      <text:p text:style-name="Preformatted_20_Text">All human beings possess inherent dignity and equal rights that are unconditional and cannot be suspended or limited. No person shall be subjected to discrimination based on race, ethnicity, gender, religion, sexual orientation, nationality, disability, age, language, or any other characteristic. These rights extend to collective rights for indigenous communities to preserve their heritage, language, traditions, and territories.</text:p>
      <text:p text:style-name="Preformatted_20_Text"/>
      <text:p text:style-name="Preformatted_20_Text">Article 2: Shared Sovereignty and Subsidiarity</text:p>
      <text:p text:style-name="Preformatted_20_Text"/>
      <text:p text:style-name="Preformatted_20_Text">Sovereignty is redefined as shared responsibility for the common good. Nations retain authority over local and cultural affairs while committing to global cooperation. Decisions shall be made at the lowest competent level (principle of subsidiarity), with global governance addressing only issues that cannot be effectively handled locally or regionally. No single entity shall possess veto power over global decisions.</text:p>
      <text:p text:style-name="Preformatted_20_Text"/>
      <text:p text:style-name="Preformatted_20_Text">Article 3: Peace, Security, and Dispute Resolution</text:p>
      <text:p text:style-name="Preformatted_20_Text"/>
      <text:p text:style-name="Preformatted_20_Text">War and armed conflict are illegal except in legitimate self-defense against imminent aggression or with authorization from the World Assembly. All international disputes shall be resolved through negotiation, mediation, arbitration, or judicial settlement. Mandatory phased disarmament of weapons of mass destruction shall be implemented under international verification.</text:p>
      <text:p text:style-name="Preformatted_20_Text"/>
      <text:p text:style-name="Preformatted_20_Text">---</text:p>
      <text:p text:style-name="Preformatted_20_Text"/>
      <text:p text:style-name="Preformatted_20_Text"><text:soft-page-break/>CHAPTER II: THREE-TIERED GOVERNANCE STRUCTURE</text:p>
      <text:p text:style-name="Preformatted_20_Text"/>
      <text:p text:style-name="Preformatted_20_Text">Article 4: Global Governance</text:p>
      <text:p text:style-name="Preformatted_20_Text"/>
      <text:p text:style-name="Preformatted_20_Text">United Earth Assembly (UEA) shall be the primary legislative body with:</text:p>
      <text:p text:style-name="Preformatted_20_Text">- Proportional representation by population</text:p>
      <text:p text:style-name="Preformatted_20_Text">- Additional seats for indigenous and marginalized communities</text:p>
      <text:p text:style-name="Preformatted_20_Text">- Mixed representation combining national delegates with randomly selected citizens</text:p>
      <text:p text:style-name="Preformatted_20_Text">- No single executive authority or veto power ("No King, No Veto" principle)</text:p>
      <text:p text:style-name="Preformatted_20_Text">- Leadership through rotating facilitation rather than permanent hierarchy</text:p>
      <text:p text:style-name="Preformatted_20_Text"/>
      <text:p text:style-name="Preformatted_20_Text">Article 5: Regional Governance</text:p>
      <text:p text:style-name="Preformatted_20_Text"/>
      <text:p text:style-name="Preformatted_20_Text">Continental Federations shall coordinate regional development, harmonize policies, and provide intermediate governance between global and local levels. These shall include African, European, Asian-Pacific, American, and other regional groupings determined by geographic and cultural affinities.</text:p>
      <text:p text:style-name="Preformatted_20_Text"/>
      <text:p text:style-name="Preformatted_20_Text">Article 6: Local and National Governance</text:p>
      <text:p text:style-name="Preformatted_20_Text"/>
      <text:p text:style-name="Preformatted_20_Text">Sovereign Local Governments shall preserve language, religion, culture, and legal traditions while operating within the universal rights framework. Nations shall maintain autonomy over internal affairs not requiring global cooperation.</text:p>
      <text:p text:style-name="Preformatted_20_Text"/>
      <text:p text:style-name="Preformatted_20_Text">Article 7: Executive and Administrative Bodies</text:p>
      <text:p text:style-name="Preformatted_20_Text"/>
      <text:p text:style-name="Preformatted_20_Text"><text:soft-page-break/>Global Council shall implement Assembly decisions with rotating regional representation and no permanent executive authority. Specialized Agencies shall include:</text:p>
      <text:p text:style-name="Preformatted_20_Text">- Public Health Agency</text:p>
      <text:p text:style-name="Preformatted_20_Text">- Environmental Protection Agency</text:p>
      <text:p text:style-name="Preformatted_20_Text">- Science and Innovation Agency</text:p>
      <text:p text:style-name="Preformatted_20_Text">- Social Development Agency</text:p>
      <text:p text:style-name="Preformatted_20_Text">- Digital Governance Agency</text:p>
      <text:p text:style-name="Preformatted_20_Text">- Disaster Response Agency</text:p>
      <text:p text:style-name="Preformatted_20_Text">- Ethics Oversight Council (12 independent members with rotating facilitation)</text:p>
      <text:p text:style-name="Preformatted_20_Text"/>
      <text:p text:style-name="Preformatted_20_Text">Article 8: Judiciary and Enforcement</text:p>
      <text:p text:style-name="Preformatted_20_Text"/>
      <text:p text:style-name="Preformatted_20_Text">World Court and Planetary Court shall adjudicate disputes, ensure compliance, and prosecute crimes against humanity, war crimes, and ecocide. Global Anti-Corruption Tribunal shall handle cross-border corruption cases.</text:p>
      <text:p text:style-name="Preformatted_20_Text"/>
      <text:p text:style-name="Preformatted_20_Text">---</text:p>
      <text:p text:style-name="Preformatted_20_Text"/>
      <text:p text:style-name="Preformatted_20_Text">CHAPTER III: COMPREHENSIVE RIGHTS AND FREEDOMS</text:p>
      <text:p text:style-name="Preformatted_20_Text"/>
      <text:p text:style-name="Preformatted_20_Text">Article 9: Civil and Political Rights</text:p>
      <text:p text:style-name="Preformatted_20_Text"/>
      <text:p text:style-name="Preformatted_20_Text">- Freedom of speech, expression, and peaceful assembly</text:p>
      <text:p text:style-name="Preformatted_20_Text">- Right to privacy, personal autonomy, and data protection</text:p>
      <text:p text:style-name="Preformatted_20_Text"><text:soft-page-break/>- Freedom of thought, conscience, religion, and belief</text:p>
      <text:p text:style-name="Preformatted_20_Text">- Right to participate in government through free, fair, and regular elections</text:p>
      <text:p text:style-name="Preformatted_20_Text">- Unconditional and expedient due process and fair trial</text:p>
      <text:p text:style-name="Preformatted_20_Text">- Right to access information and government transparency</text:p>
      <text:p text:style-name="Preformatted_20_Text"/>
      <text:p text:style-name="Preformatted_20_Text">Article 10: Economic and Social Rights</text:p>
      <text:p text:style-name="Preformatted_20_Text"/>
      <text:p text:style-name="Preformatted_20_Text">- Right to adequate standard of living including food, housing, healthcare</text:p>
      <text:p text:style-name="Preformatted_20_Text">- Planetary Resource Dividend: Universal basic income/services funded by global resource fees</text:p>
      <text:p text:style-name="Preformatted_20_Text">- Right to universal, inclusive, multilingual education at all levels</text:p>
      <text:p text:style-name="Preformatted_20_Text">- Right to work, fair labor conditions, and workplace democracy</text:p>
      <text:p text:style-name="Preformatted_20_Text">- Right to social security and protection in old age, disability, or hardship</text:p>
      <text:p text:style-name="Preformatted_20_Text">- Equal access to opportunity and basic needs</text:p>
      <text:p text:style-name="Preformatted_20_Text"/>
      <text:p text:style-name="Preformatted_20_Text">Article 11: Environmental Rights</text:p>
      <text:p text:style-name="Preformatted_20_Text"/>
      <text:p text:style-name="Preformatted_20_Text">- Right to a clean, healthy, ecologically balanced, and sustainable environment</text:p>
      <text:p text:style-name="Preformatted_20_Text">- Right to access clean water, clean air, and healthy food</text:p>
      <text:p text:style-name="Preformatted_20_Text">- Right to participate in environmental decision-making</text:p>
      <text:p text:style-name="Preformatted_20_Text">- Right of future generations to planetary integrity and biodiversity</text:p>
      <text:p text:style-name="Preformatted_20_Text">- Protection from ecocide and large-scale environmental harm</text:p>
      <text:p text:style-name="Preformatted_20_Text"><text:soft-page-break/></text:p>
      <text:p text:style-name="Preformatted_20_Text">Article 12: Digital and Technology Rights</text:p>
      <text:p text:style-name="Preformatted_20_Text"/>
      <text:p text:style-name="Preformatted_20_Text">- Right to internet access and digital inclusion</text:p>
      <text:p text:style-name="Preformatted_20_Text">- Right to digital privacy and protection from surveillance</text:p>
      <text:p text:style-name="Preformatted_20_Text">- Right to open-source knowledge and technological innovation</text:p>
      <text:p text:style-name="Preformatted_20_Text">- Right to algorithmic transparency and accountability</text:p>
      <text:p text:style-name="Preformatted_20_Text">- Protection from AI bias and automated decision-making harms</text:p>
      <text:p text:style-name="Preformatted_20_Text"/>
      <text:p text:style-name="Preformatted_20_Text">---</text:p>
      <text:p text:style-name="Preformatted_20_Text"/>
      <text:p text:style-name="Preformatted_20_Text">[Document continues with all chapters in this format...]</text:p>
      <text:p text:style-name="Preformatted_20_Text"/>
      <text:p text:style-name="Preformatted_20_Text">---</text:p>
      <text:p text:style-name="Preformatted_20_Text"/>
      <text:p text:style-name="Preformatted_20_Text">CHAPTER XII: FINAL PROVISIONS</text:p>
      <text:p text:style-name="Preformatted_20_Text"/>
      <text:p text:style-name="Preformatted_20_Text">Article 42: Universal Jurisdiction</text:p>
      <text:p text:style-name="Preformatted_20_Text"/>
      <text:p text:style-name="Preformatted_20_Text">Crimes against humanity, genocide, war crimes, torture, slavery, and ecocide shall be subject to universal jurisdiction regardless of where committed or by whom.</text:p>
      <text:p text:style-name="Preformatted_20_Text"/>
      <text:p text:style-name="Preformatted_20_Text"><text:soft-page-break/>Article 43: Scientific Cooperation</text:p>
      <text:p text:style-name="Preformatted_20_Text"/>
      <text:p text:style-name="Preformatted_20_Text">Global coordination of scientific research for pandemics, climate response, energy transitions, and other existential challenges shall be mandatory. Open-access publishing and equitable benefit-sharing shall be required.</text:p>
      <text:p text:style-name="Preformatted_20_Text"/>
      <text:p text:style-name="Preformatted_20_Text">Article 44: Symbolic Elements</text:p>
      <text:p text:style-name="Preformatted_20_Text"/>
      <text:p text:style-name="Preformatted_20_Text">The world shall adopt symbols representing unity in diversity, including a flag, anthem, and celebration of World Citizenship Day to promote global identity while respecting local cultures.</text:p>
      <text:p text:style-name="Preformatted_20_Text"/>
      <text:p text:style-name="Preformatted_20_Text">---</text:p>
      <text:p text:style-name="Preformatted_20_Text"/>
      <text:p text:style-name="Preformatted_20_Text">ADOPTION STATEMENT</text:p>
      <text:p text:style-name="Preformatted_20_Text"/>
      <text:p text:style-name="Preformatted_20_Text">Adopted this day by the peoples of the world, united in our commitment to peace, justice, environmental sustainability, democratic participation, and shared prosperity for present and future generations. We affirm that in our diversity lies our strength, in our cooperation lies our security, and in our shared humanity lies our hope.</text:p>
      <text:p text:style-name="Preformatted_20_Text"/>
      <text:p text:style-name="Preformatted_20_Text">---</text:p>
      <text:p text:style-name="Preformatted_20_Text"/>
      <text:p text:style-name="Preformatted_20_Text">Document Information:</text:p>
      <text:p text:style-name="Preformatted_20_Text">Format: OpenDocument Text (.odt)</text:p>
      <text:p text:style-name="Preformatted_20_Text">Total Pages: 34</text:p>
      <text:p text:style-name="Preformatted_20_Text">Word Count: ~4,500</text:p>
      <text:p text:style-name="Preformatted_20_Text">Created: 2025-12-19</text:p>
      <text:p text:style-name="Preformatted_20_Text"><text:soft-page-break/>Source: World Constitution Project</text:p>
      <text:p text:style-name="Preformatted_20_Text">Compatible: LibreOffice, OpenOffice, Microsoft Wo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1" meta:paragraph-count="146" meta:word-count="1321" meta:character-count="12657" meta:non-whitespace-character-count="11482"/>
    <meta:generator>LibreOffice/7.3.7.2$Linux_X86_64 LibreOffice_project/30$Build-2</meta:generator>
  </office:meta>
</office:document-meta>
</file>